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1bc8e5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75879776" text:id="ct10610287587977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29542432" text:id="ct1066526295424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29549504" text:id="ct10665262954950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75881232" text:id="ct1061028758812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77872928" text:id="ct10610287787292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75879776"/><text:change-start text:change-id="ct106652629542432"/>Adopt<text:change-end text:change-id="ct106652629542432"/>ed<text:change-start text:change-id="ct106652629549504"/> as a <text:change-end text:change-id="ct106652629549504"/>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5881232"/><text:change-start text:change-id="ct106102877872928"/>Version History<text:change-end text:change-id="ct10610287787292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5:06.810952071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Unique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3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31S</meta:editing-duration>
    <meta:generator>LibreOffice/4.4.0.3$MacOSX_X86_64 LibreOffice_project/de093506bcdc5fafd9023ee680b8c60e3e0645d7</meta:generator>
    <dc:date>2015-02-18T19:25:06.738348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5" meta:non-whitespace-character-count="395"/>
  </office:meta>
</office:document-meta>
</file>